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Corsivo" style:font-family-generic="modern" style:font-pitch="fixed"/>
    <style:font-face style:name="Liberation Mono2" svg:font-family="'Liberation Mono'" style:font-adornments="Corsivo Grassetto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579d1c" draw:marker-start-width="0.5cm" draw:marker-end-width="0.5cm" draw:fill="solid" draw:fill-color="#579d1c" draw:opacity="10%" draw:textarea-horizontal-align="left" draw:textarea-vertical-align="top" draw:auto-grow-height="false" fo:min-height="5.112cm" fo:min-width="12.885cm" fo:padding-top="0cm" fo:padding-bottom="0.175cm" fo:padding-left="-0.5cm" fo:padding-right="0.3cm" draw:shadow-opacity="10%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2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4cm" fo:min-width="1.404cm"/>
    </style:style>
    <style:style style:name="gr4" style:family="graphic" style:parent-style-name="objectwithoutfill">
      <style:graphic-properties draw:marker-start="Double_20_Arrow" draw:marker-start-width="0.2cm" draw:marker-end="" draw:marker-end-width="0.2cm" draw:fill="none" draw:textarea-horizontal-align="center" draw:textarea-vertical-align="top" fo:padding-top="0.1cm" fo:padding-bottom="0.3cm"/>
    </style:style>
    <style:style style:name="gr5" style:family="graphic" style:parent-style-name="objectwithoutfill">
      <style:graphic-properties draw:marker-start="Rounded_20_short_20_Arrow" draw:marker-start-width="0.2cm" draw:marker-end="Rounded_20_short_20_Arrow" draw:marker-end-width="0.2cm" draw:fill="none" draw:textarea-horizontal-align="center" draw:textarea-vertical-align="middle" fo:padding-top="0.3cm" fo:padding-bottom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2.002cm"/>
    </style:style>
    <style:style style:name="gr7" style:family="graphic" style:parent-style-name="objectwithoutfill">
      <style:graphic-properties draw:marker-start="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solid" draw:fill-color="#579d1c" draw:opacity="10%"/>
      <style:paragraph-properties fo:text-align="center"/>
      <style:text-properties style:use-window-font-color="tru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0000cc" style:font-name="Liberation Mono3" fo:font-size="10pt" fo:font-style="italic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variant="normal" fo:text-transform="none" fo:color="#0000cc" style:font-name="Liberation Mono3" fo:font-size="10pt" fo:font-style="italic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variant="normal" fo:text-transform="none" fo:color="#0000cc" style:font-name="Liberation Mono2" fo:font-size="10pt" fo:font-style="italic" fo:font-weight="bold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00cc" style:font-name="Liberation Mono3" fo:font-size="10pt" fo:font-style="italic" fo:font-weight="bold" style:font-size-asian="18pt" style:font-size-complex="18pt"/>
    </style:style>
    <style:style style:name="T4" style:family="text">
      <style:text-properties fo:font-variant="normal" fo:text-transform="none" fo:color="#0000cc" style:text-outline="false" style:text-line-through-style="none" style:text-line-through-type="none" style:font-name="Liberation Mono3" fo:font-size="10pt" fo:font-style="italic" fo:text-shadow="none" style:text-underline-style="none" fo:font-weight="bold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cc" style:font-name="Liberation Mono3" fo:font-size="10pt" fo:font-style="italic" fo:font-weight="bold" style:font-size-asian="18pt" style:font-size-complex="18pt"/>
    </style:style>
    <style:style style:name="T6" style:family="text">
      <style:text-properties fo:font-variant="normal" fo:text-transform="none" fo:color="#0000cc" style:font-name="Liberation Mono2" fo:font-size="10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.937cm" svg:height="7.477cm" draw:transform="skewX (-0.0919788515801012) rotate (-0.091978851580101) translate (1.043cm 9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6cm" svg:height="1cm" svg:x="14.05cm" svg:y="16cm">
          <text:p text:style-name="P2"><text:span text:style-name="T1">VType</text:span></text:p>
          <text:p text:style-name="P2"><text:span text:style-name="T2">(Vehicle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cm" svg:height="1cm" svg:x="7.801cm" svg:y="8.602cm">
          <draw:glue-point draw:id="4" svg:x="-2.505cm" svg:y="4.98cm"/>
          <draw:glue-point draw:id="5" svg:x="1.995cm" svg:y="4.98cm"/>
          <draw:glue-point draw:id="6" svg:x="-5.005cm" svg:y="1.98cm"/>
          <text:p text:style-name="P2"><text:span text:style-name="T1">Exp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9.801cm" svg:y1="13.1cm" svg:x2="14.05cm" svg:y2="13.1cm" draw:start-shape="id1" draw:start-glue-point="1" draw:end-shape="id2" draw:end-glue-point="3" svg:d="M9801 13100h4249" svg:viewBox="0 0 4250 1">
          <text:p text:style-name="P2"><text:span text:style-name="T3">Occurred to (→</text:span><text:span text:style-name="T4">)</text:span></text:p>
        </draw:connector>
        <draw:custom-shape draw:style-name="gr3" draw:text-style-name="P3" xml:id="id1" draw:id="id1" draw:layer="layout" svg:width="2cm" svg:height="1cm" svg:x="7.801cm" svg:y="12.6cm">
          <draw:glue-point draw:id="4" svg:x="-2.313cm" svg:y="-5cm"/>
          <draw:glue-point draw:id="5" svg:x="2.305cm" svg:y="-5cm"/>
          <text:p text:style-name="P2"><text:span text:style-name="T1">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8.801cm" svg:y1="9.602cm" svg:x2="8.801cm" svg:y2="12.6cm" draw:start-shape="id3" draw:start-glue-point="2" draw:end-shape="id1" draw:end-glue-point="0" svg:d="M8801 9602v2998" svg:viewBox="0 0 1 2999">
          <text:p><text:span text:style-name="T5">Is (</text:span><text:span text:style-name="T4">↑</text:span><text:span text:style-name="T5">)</text:span></text:p>
        </draw:connector>
        <draw:custom-shape draw:style-name="gr6" draw:text-style-name="P3" xml:id="id4" draw:id="id4" draw:layer="layout" svg:width="2.598cm" svg:height="1cm" svg:x="1.903cm" svg:y="12.601cm">
          <draw:glue-point draw:id="4" svg:x="-2.313cm" svg:y="-5cm"/>
          <draw:glue-point draw:id="5" svg:x="2.686cm" svg:y="-5.01cm"/>
          <text:p text:style-name="P2"><text:span text:style-name="T1">VEvent</text:span></text:p>
          <text:p text:style-name="P2"><text:span text:style-name="T2">(Vehicle ev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4.501cm" svg:y1="13.101cm" svg:x2="7.801cm" svg:y2="13.1cm" draw:start-shape="id4" draw:start-glue-point="1" draw:end-shape="id1" draw:end-glue-point="3" svg:d="M4501 13101h1651v-1h1649" svg:viewBox="0 0 3301 2">
          <text:p text:style-name="P2"><text:span text:style-name="T6">Applied to </text:span><text:span text:style-name="T5">(→</text:span><text:span text:style-name="T4">)</text:span></text:p>
        </draw:connector>
        <draw:custom-shape draw:style-name="gr2" draw:text-style-name="P3" xml:id="id2" draw:id="id2" draw:layer="layout" svg:width="2.6cm" svg:height="1cm" svg:x="14.05cm" svg:y="12.6cm">
          <text:p text:style-name="P2"><text:span text:style-name="T1">Vehic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5.35cm" svg:y1="16cm" svg:x2="15.35cm" svg:y2="13.6cm" draw:start-shape="id5" draw:start-glue-point="0" draw:end-shape="id2" draw:end-glue-point="2" svg:d="M15350 16000v-2400" svg:viewBox="0 0 1 2401">
          <text:p text:style-name="P2"><text:span text:style-name="T6">Is </text:span><text:span text:style-name="T5">(</text:span><text:span text:style-name="T4">↑</text:span><text:span text:style-name="T5">)</text:span></text:p>
        </draw:connector>
        <draw:frame draw:style-name="gr8" draw:text-style-name="P7" draw:layer="layout" svg:width="5.6cm" svg:height="0.962cm" draw:transform="rotate (-0.137008346281556) translate (2.592cm 10.622cm)">
          <draw:text-box>
            <text:p>Vehicle datab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Corsivo" style:font-family-generic="modern" style:font-pitch="fixed"/>
    <style:font-face style:name="Liberation Mono2" svg:font-family="'Liberation Mono'" style:font-adornments="Corsivo Grassetto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23:08:30.157000000</meta:creation-date>
    <dc:date>2016-12-11T18:42:41.150000000</dc:date>
    <meta:editing-duration>PT1H41M54S</meta:editing-duration>
    <meta:editing-cycles>14</meta:editing-cycles>
    <meta:generator>LibreOffice/5.1.6.2$Windows_X86_64 LibreOffice_project/07ac168c60a517dba0f0d7bc7540f5afa45f0909</meta:generator>
    <meta:document-statistic meta:object-count="11"/>
  </office:meta>
</office:document-meta>
</file>